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yering</text:p>
      <text:p text:style-name="Standard"/>
      <text:p text:style-name="Standard">Gate Questions</text:p>
      <text:list xml:id="list576128558" text:style-name="L1">
        <text:list-item>
          <text:p text:style-name="P1">TG – 2251 -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15T11:27:38</meta:creation-date>
    <dc:date>2012-10-15T11:28:16</dc:date>
    <dc:creator>Kempa </dc:creator>
    <meta:editing-duration>P0D</meta:editing-duration>
    <meta:editing-cycles>1</meta:editing-cycles>
    <meta:document-statistic meta:table-count="0" meta:image-count="0" meta:object-count="0" meta:page-count="1" meta:paragraph-count="3" meta:word-count="9" meta:character-count="36" meta:non-whitespace-character-count="31"/>
    <meta:generator>LibreOffice/3.5$Linux_x86 LibreOffice_project/350m1$Build-2</meta:generator>
  </office:meta>
</office:document-meta>
</file>